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jpeg" manifest:full-path="Object 1/Pictures/10000000000001D1000000CDF4BB4F33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黑体" svg:font-family="黑体" style:font-family-generic="modern" style:font-pitch="fixed"/>
    <style:font-face style:name="宋体" svg:font-family="宋体" style:font-pitch="variable"/>
    <style:font-face style:name="宋体2" svg:font-family="宋体, SimSu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4.649cm" table:align="margins"/>
    </style:style>
    <style:style style:name="表格1.A" style:family="table-column">
      <style:table-column-properties style:column-width="3.662cm" style:rel-column-width="16383*"/>
    </style:style>
    <style:style style:name="表格1.D" style:family="table-column">
      <style:table-column-properties style:column-width="3.664cm" style:rel-column-width="16386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4.649cm" table:align="margins"/>
    </style:style>
    <style:style style:name="表格2.A" style:family="table-column">
      <style:table-column-properties style:column-width="1.032cm" style:rel-column-width="4616*"/>
    </style:style>
    <style:style style:name="表格2.B" style:family="table-column">
      <style:table-column-properties style:column-width="2.63cm" style:rel-column-width="11765*"/>
    </style:style>
    <style:style style:name="表格2.C" style:family="table-column">
      <style:table-column-properties style:column-width="1.074cm" style:rel-column-width="4805*"/>
    </style:style>
    <style:style style:name="表格2.D" style:family="table-column">
      <style:table-column-properties style:column-width="2.588cm" style:rel-column-width="11576*"/>
    </style:style>
    <style:style style:name="表格2.E" style:family="table-column">
      <style:table-column-properties style:column-width="1.011cm" style:rel-column-width="4521*"/>
    </style:style>
    <style:style style:name="表格2.F" style:family="table-column">
      <style:table-column-properties style:column-width="2.651cm" style:rel-column-width="11860*"/>
    </style:style>
    <style:style style:name="表格2.G" style:family="table-column">
      <style:table-column-properties style:column-width="1cm" style:rel-column-width="4474*"/>
    </style:style>
    <style:style style:name="表格2.H" style:family="table-column">
      <style:table-column-properties style:column-width="2.663cm" style:rel-column-width="11918*"/>
    </style:style>
    <style:style style:name="表格2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宋体" fo:font-size="10.5pt" fo:language="en" fo:country="US" fo:font-weight="normal" style:letter-kerning="true" style:font-name-asian="宋体" style:font-size-asian="10.5pt" style:language-asian="zh" style:country-asian="CN" style:font-weight-asian="normal" style:font-name-complex="Times New Roman" style:font-size-complex="10.5pt" style:font-weight-complex="normal"/>
    </style:style>
    <style:style style:name="P6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start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0.5pt" fo:language="en" fo:country="US" fo:font-weight="bold" style:letter-kerning="true" style:font-name-asian="宋体2" style:font-size-asian="10.5pt" style:language-asian="zh" style:country-asian="CN" style:font-weight-asian="bold" style:font-name-complex="Times New Roman" style:font-size-complex="10.5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 style:vertical-align="auto"/>
      <style:text-properties fo:color="#000000" style:font-name="宋体" fo:font-size="10.5pt" fo:language="en" fo:country="US" fo:font-weight="normal" style:letter-kerning="true" style:font-name-asian="宋体" style:font-size-asian="10.5pt" style:language-asian="zh" style:country-asian="CN" style:font-weight-asian="normal" style:font-name-complex="Times New Roman" style:font-size-complex="10.5pt" style:font-weight-complex="normal"/>
    </style:style>
    <style:style style:name="P16" style:family="paragraph" style:parent-style-name="Standard">
      <style:paragraph-properties fo:margin-left="8.227cm" fo:margin-right="0cm" fo:text-indent="0.75cm" style:auto-text-indent="false"/>
    </style:style>
    <style:style style:name="P17" style:family="paragraph" style:parent-style-name="Text_20_body">
      <style:paragraph-properties fo:text-align="center" style:justify-single-word="false"/>
      <style:text-properties style:font-name="黑体" fo:font-size="15pt" style:font-name-asian="黑体" style:font-size-asian="15pt" style:font-size-complex="15pt"/>
    </style:style>
    <style:style style:name="P18" style:family="paragraph" style:parent-style-name="Standard" style:master-page-name="自定义1">
      <style:paragraph-properties fo:text-align="center" style:justify-single-word="false" style:page-number="auto"/>
      <style:text-properties style:font-name="黑体" fo:font-size="15pt" style:font-name-asian="黑体" style:font-size-asian="15pt" style:font-size-complex="15pt"/>
    </style:style>
    <style:style style:name="T1" style:family="text">
      <style:text-properties style:letter-kerning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font-size="10.5pt" fo:language="en" fo:country="US" fo:font-weight="normal" style:letter-kerning="true" style:font-name-asian="宋体2" style:font-size-asian="10.5pt" style:language-asian="zh" style:country-asian="CN" style:font-weight-asian="normal" style:font-name-complex="Times New Roman" style:font-size-complex="10.5pt" style:font-weight-complex="normal"/>
    </style:style>
    <style:style style:name="T4" style:family="text">
      <style:text-properties fo:color="#000000" style:font-name="Times New Roman" fo:language="en" fo:country="US" fo:font-weight="bold" style:letter-kerning="true" style:font-name-asian="宋体2" style:language-asian="zh" style:country-asian="CN" style:font-weight-asian="bold" style:font-name-complex="Times New Roman" style:font-weight-complex="bold"/>
    </style:style>
    <style:style style:name="T5" style:family="text">
      <style:text-properties fo:color="#000000" style:font-name="Times New Roman" fo:language="en" fo:country="US" style:letter-kerning="true" style:font-name-asian="宋体2" style:language-asian="zh" style:country-asian="CN" style:font-name-complex="Times New Roman"/>
    </style:style>
    <style:style style:name="T6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fo:font-size="10.5pt" fo:font-weight="normal" style:letter-kerning="true" style:font-size-asian="10.5pt" style:font-weight-asian="normal" style:font-size-complex="10.5pt" style:font-weight-complex="normal"/>
    </style:style>
    <style:style style:name="T8" style:family="text">
      <style:text-properties style:font-name="Times New Roman" fo:font-size="10.5pt" fo:language="en" fo:country="US" style:letter-kerning="true" style:font-name-asian="宋体2" style:font-size-asian="10.5pt" style:language-asian="zh" style:country-asian="CN" style:font-name-complex="Times New Roman" style:font-size-complex="10.5pt"/>
    </style:style>
    <style:style style:name="T9" style:family="text">
      <style:text-properties style:font-name="Times New Roman" fo:font-size="10.5pt" fo:language="en" fo:country="US" fo:font-weight="bold" style:letter-kerning="true" style:font-name-asian="宋体2" style:font-size-asian="10.5pt" style:language-asian="zh" style:country-asian="CN" style:font-weight-asian="bold" style:font-name-complex="Times New Roman" style:font-size-complex="10.5pt" style:font-weight-complex="bold"/>
    </style:style>
    <style:style style:name="T10" style:family="text">
      <style:text-properties style:font-name="Times New Roman" fo:font-size="10.5pt" fo:language="en" fo:country="US" fo:font-weight="normal" style:letter-kerning="true" style:font-name-asian="宋体2" style:font-size-asian="10.5pt" style:language-asian="zh" style:country-asian="CN" style:font-weight-asian="normal" style:font-name-complex="Times New Roman" style:font-size-complex="10.5pt" style:font-weight-complex="normal"/>
    </style:style>
    <style:style style:name="T11" style:family="text">
      <style:text-properties style:font-name="Times New Roman" fo:language="en" fo:country="US" fo:font-weight="bold" style:letter-kerning="true" style:font-name-asian="宋体2" style:language-asian="zh" style:country-asian="CN" style:font-weight-asian="bold" style:font-name-complex="Times New Roman" style:font-weight-complex="bold"/>
    </style:style>
    <style:style style:name="T12" style:family="text">
      <style:text-properties style:font-name="Times New Roman" fo:language="en" fo:country="US" style:letter-kerning="true" style:font-name-asian="宋体2" style:language-asian="zh" style:country-asian="CN" style:font-name-complex="Times New Roman"/>
    </style:style>
    <style:style style:name="T13" style:family="text">
      <style:text-properties fo:color="#bdbdbd"/>
    </style:style>
    <style:style style:name="fr1" style:family="graphic" style:parent-style-name="OLE">
      <style:graphic-properties style:protect="position" style:vertical-pos="top" style:vertical-rel="baseline" style:horizontal-pos="center" style:horizontal-rel="paragraph" draw:ole-draw-aspect="1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>
        <form:form form:name="标准" form:apply-filter="true" form:command-type="table" form:control-implementation="ooo:com.sun.star.form.component.Form" office:target-frame="" xlink:href=""/>
        <form:form form:name="标准" form:apply-filter="true" form:command-type="table" form:control-implementation="ooo:com.sun.star.form.component.Form" office:target-frame="" xlink:href=""/>
        <form:form form:name="标准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公式"/>
      </text:sequence-decls>
      <text:p text:style-name="P18"><text:newcontrol-base text:newcontrol-name="Title_Start" text:newcontrol-type="7" text:newcontrol-start="true"><meta:property meta:property-value="Printable  {===}  TRUE"/><meta:property meta:property-value="UseStubString  {===}  FALSE"/><meta:property meta:property-value="RedlineMode  {===}  "/><meta:property meta:property-value="ShowBorder  {===}  TRUE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TRUE"/></text:newcontrol-base>某某市人民医院</text:p>
      <text:p text:style-name="P17">入院记录<text:newcontrol-base text:newcontrol-name="Title_End" text:newcontrol-type="7" text:newcontrol-end="true"><meta:property meta:property-value="Printable  {===}  TRUE"/><meta:property meta:property-value="ShowBorder  {===}  TRUE"/></text:newcontrol-base></text:p>
      <text:p text:style-name="Standard"/>
      <table:table table:name="表格1" table:style-name="表格1">
        <table:table-column table:style-name="表格1.A" table:number-columns-repeated="3"/>
        <table:table-column table:style-name="表格1.D"/>
        <table:table-header-rows>
          <table:table-row>
            <table:table-cell table:style-name="表格1.A1" office:value-type="string" table:protected="true">
              <text:p text:style-name="P15">姓 <text:s text:c="3"/>名：</text:p>
            </table:table-cell>
            <table:table-cell table:style-name="表格1.A1" office:value-type="string">
              <text:p text:style-name="P6"><text:newcontrol-base text:newcontrol-name="201012141256500790_Start" text:newcontrol-type="3" text:newcontrol-start="true"><meta:property meta:property-value="Printable  {===}  TRUE"/><meta:property meta:property-value="SecretText  {===}  张强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6"/><meta:property meta:property-value="BorderStye  {===}  0"/><meta:property meta:property-value="ListEntryUserdefName0  {===}  NecessaryFilled"/><meta:property meta:property-value="ListEntryUserdefCount  {===}  1"/></text:newcontrol-base><text:span text:style-name="T1">张强</text:span><text:newcontrol-base text:newcontrol-name="201012141256500790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  </table:table-cell>
            <table:table-cell table:style-name="表格1.A1" office:value-type="string" table:protected="true">
              <text:p text:style-name="P15">职 <text:s text:c="3"/>业：</text:p>
            </table:table-cell>
            <table:table-cell table:style-name="表格1.A1" office:value-type="string">
              <text:p text:style-name="P6"><text:newcontrol-base text:newcontrol-name="201012141354240533_Start" text:newcontrol-type="3" text:newcontrol-start="true"><meta:property meta:property-value="Printable  {===}  TRUE"/><meta:property meta:property-value="SecretText  {===}  农民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24"/><meta:property meta:property-value="BorderStye  {===}  0"/></text:newcontrol-base><text:span text:style-name="T1">农民</text:span><text:newcontrol-base text:newcontrol-name="201012141354240533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  </table:table-cell>
          </table:table-row>
        </table:table-header-rows>
        <table:table-row>
          <table:table-cell table:style-name="表格1.A1" office:value-type="string" table:protected="true">
            <text:p text:style-name="P15">性 <text:s text:c="3"/>别：</text:p>
          </table:table-cell>
          <table:table-cell table:style-name="表格1.A1" office:value-type="string">
            <text:p text:style-name="P2"><text:newcontrol-base text:newcontrol-name="201012141257210374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TRUE"/><meta:property meta:property-value="Reserving  {===}  9"/><meta:property meta:property-value="BorderStye  {===}  0"/><meta:property meta:property-value="ListEntryUserdefName0  {===}  NecessaryFilled"/><meta:property meta:property-value="ListEntryUserdefCount  {===}  1"/></text:newcontrol-base><text:span text:style-name="T1">男</text:span><text:newcontrol-base text:newcontrol-name="201012141257210374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  <table:table-cell table:style-name="表格1.A1" office:value-type="string" table:protected="true">
            <text:p text:style-name="P15">住 <text:s text:c="3"/>址：</text:p>
          </table:table-cell>
          <table:table-cell table:style-name="表格1.A1" office:value-type="string">
            <text:p text:style-name="P2"><text:newcontrol-base text:newcontrol-name="201012141354300580_Start" text:newcontrol-type="3" text:newcontrol-start="true"><meta:property meta:property-value="Printable  {===}  TRUE"/><meta:property meta:property-value="SecretText  {===}  上海市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29"/><meta:property meta:property-value="BorderStye  {===}  0"/></text:newcontrol-base><text:span text:style-name="T1">上海市</text:span><text:newcontrol-base text:newcontrol-name="201012141354300580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</table:table-row>
        <table:table-row>
          <table:table-cell table:style-name="表格1.A1" office:value-type="string" table:protected="true">
            <text:p text:style-name="P15">出生日期：</text:p>
          </table:table-cell>
          <table:table-cell table:style-name="表格1.A1" office:value-type="string">
            <text:p text:style-name="P2"><text:newcontrol-base text:newcontrol-name="201012141257460962_Start" text:newcontrol-type="3" text:newcontrol-start="true"><meta:property meta:property-value="Printable  {===}  TRUE"/><meta:property meta:property-value="SecretText  {===}  1980-03-12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25"/><meta:property meta:property-value="BorderStye  {===}  0"/><meta:property meta:property-value="ListEntryUserdefName0  {===}  NecessaryFilled"/><meta:property meta:property-value="ListEntryUserdefCount  {===}  1"/></text:newcontrol-base><text:span text:style-name="T1">1980-03-12</text:span><text:newcontrol-base text:newcontrol-name="201012141257460962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  <table:table-cell table:style-name="表格1.A1" office:value-type="string" table:protected="true">
            <text:p text:style-name="P15">病史陈述者：</text:p>
          </table:table-cell>
          <table:table-cell table:style-name="表格1.A1" office:value-type="string">
            <text:p text:style-name="P5"><text:newcontrol-base text:newcontrol-name="2010121412424905331_Start" text:newcontrol-type="2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ListEntryValue2  {===}  2"/><meta:property meta:property-value="ListEntryValue3  {===}  3"/><meta:property meta:property-value="ListEntryValue4  {===}  4"/><meta:property meta:property-value="BorderEndString  {===}  」"/><meta:property meta:property-value="ListEntryValue5  {===}  5"/><meta:property meta:property-value="ShowBorder  {===}  TRUE"/><meta:property meta:property-value="ListEntryCount  {===}  6"/><meta:property meta:property-value="ListEntryUserdefValue0  {===}  陈述者"/><meta:property meta:property-value="ListEntryUserdefValue1  {===}  FALSE"/><meta:property meta:property-value="BorderStartString  {===}  「"/><meta:property meta:property-value="HelpTip  {===}  "/><meta:property meta:property-value="DeleteProtect  {===}  FALSE"/><meta:property meta:property-value="BeenViewSecret  {===}  FALSE"/><meta:property meta:property-value="ViewSecret  {===}  FALSE"/><meta:property meta:property-value="ListEntryName0  {===}  病人"/><meta:property meta:property-value="EditProtect  {===}  FALSE"/><meta:property meta:property-value="ListEntryName1  {===}  病人妻子"/><meta:property meta:property-value="ListEntryName2  {===}  病人儿子"/><meta:property meta:property-value="ListEntryName3  {===}  病人父母"/><meta:property meta:property-value="ListEntryName4  {===}  fffff"/><meta:property meta:property-value="ListEntryName5  {===}  yyyyyyy"/><meta:property meta:property-value="Reserving  {===}  3 病人~病人妻子~病人儿子~病人父母~fffff~yyyyyyy"/><meta:property meta:property-value="BorderStye  {===}  0"/><meta:property meta:property-value="ListEntryUserdefName0  {===}  NewControlTag"/><meta:property meta:property-value="ListEntryUserdefCount  {===}  2"/><meta:property meta:property-value="ListEntryUserdefName1  {===}  NecessaryFilled"/></text:newcontrol-base>病史陈诉者<text:newcontrol-base text:newcontrol-name="2010121412424905331_End" text:newcontrol-type="2" text:newcontrol-end="true"><meta:property meta:property-value="Printable  {===}  TRUE"/><meta:property meta:property-value="BorderEndString  {===}  」"/><meta:property meta:property-value="ShowBorder  {===}  TRUE"/><meta:property meta:property-value="BorderStartString  {===}  「"/><meta:property meta:property-value="BorderStye  {===}  0"/></text:newcontrol-base></text:p>
          </table:table-cell>
        </table:table-row>
        <table:table-row>
          <table:table-cell table:style-name="表格1.A1" office:value-type="string">
            <text:p text:style-name="P15">婚 <text:s text:c="3"/>姻：</text:p>
          </table:table-cell>
          <table:table-cell table:style-name="表格1.A1" office:value-type="string">
            <text:p text:style-name="P2"><text:newcontrol-base text:newcontrol-name="201012141258130871_Start" text:newcontrol-type="3" text:newcontrol-start="true"><meta:property meta:property-value="Printable  {===}  TRUE"/><meta:property meta:property-value="SecretText  {===}  已婚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23"/><meta:property meta:property-value="BorderStye  {===}  0"/><meta:property meta:property-value="ListEntryUserdefName0  {===}  NecessaryFilled"/><meta:property meta:property-value="ListEntryUserdefCount  {===}  1"/></text:newcontrol-base><text:span text:style-name="T1">已婚</text:span><text:newcontrol-base text:newcontrol-name="201012141258130871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  <table:table-cell table:style-name="表格1.A1" office:value-type="string" table:protected="true">
            <text:p text:style-name="P15">联 系 人：</text:p>
          </table:table-cell>
          <table:table-cell table:style-name="表格1.A1" office:value-type="string">
            <text:p text:style-name="P2"><text:newcontrol-base text:newcontrol-name="201012141244090580_Start" text:newcontrol-type="2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ListEntryValue2  {===}  2"/><meta:property meta:property-value="ListEntryValue3  {===}  3"/><meta:property meta:property-value="BorderEndString  {===}  」"/><meta:property meta:property-value="ShowBorder  {===}  TRUE"/><meta:property meta:property-value="ListEntryCount  {===}  4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ListEntryName0  {===}  患者本人"/><meta:property meta:property-value="EditProtect  {===}  FALSE"/><meta:property meta:property-value="ListEntryName1  {===}  患者家属"/><meta:property meta:property-value="ListEntryName2  {===}  患者同事"/><meta:property meta:property-value="ListEntryName3  {===}  其他"/><meta:property meta:property-value="Reserving  {===}  16 患者本人~患者家属~患者同事~其他"/><meta:property meta:property-value="BorderStye  {===}  0"/><meta:property meta:property-value="ListEntryUserdefName0  {===}  NecessaryFilled"/><meta:property meta:property-value="ListEntryUserdefCount  {===}  1"/></text:newcontrol-base><text:span text:style-name="T1">联系人</text:span><text:newcontrol-base text:newcontrol-name="201012141244090580_End" text:newcontrol-type="2" text:newcontrol-end="true"><meta:property meta:property-value="Printable  {===}  TRUE"/><meta:property meta:property-value="BorderEndString  {===}  」"/><meta:property meta:property-value="ShowBorder  {===}  TRUE"/><meta:property meta:property-value="BorderStartString  {===}  「"/><meta:property meta:property-value="BorderStye  {===}  0"/></text:newcontrol-base></text:p>
          </table:table-cell>
        </table:table-row>
        <table:table-row>
          <table:table-cell table:style-name="表格1.A1" office:value-type="string" table:protected="true">
            <text:p text:style-name="P15">民 <text:s text:c="3"/>族：</text:p>
          </table:table-cell>
          <table:table-cell table:style-name="表格1.A1" office:value-type="string">
            <text:p text:style-name="P2"><text:newcontrol-base text:newcontrol-name="201012141258450950_Start" text:newcontrol-type="3" text:newcontrol-start="true"><meta:property meta:property-value="Printable  {===}  TRUE"/><meta:property meta:property-value="SecretText  {===}  汉族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FALSE"/><meta:property meta:property-value="Reserving  {===}  26"/><meta:property meta:property-value="BorderStye  {===}  0"/><meta:property meta:property-value="ListEntryUserdefName0  {===}  NecessaryFilled"/><meta:property meta:property-value="ListEntryUserdefCount  {===}  1"/></text:newcontrol-base><text:span text:style-name="T1">汉族</text:span><text:newcontrol-base text:newcontrol-name="201012141258450950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  <table:table-cell table:style-name="表格1.A1" office:value-type="string" table:protected="true">
            <text:p text:style-name="P15">记录时间：</text:p>
          </table:table-cell>
          <table:table-cell table:style-name="表格1.A1" office:value-type="string">
            <text:p text:style-name="P2"><text:newcontrol-base text:newcontrol-name="201012141259520525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TRUE"/><meta:property meta:property-value="ListEntryUserdefValue0  {===}  FALSE"/><meta:property meta:property-value="BorderStartString  {===}  「"/><meta:property meta:property-value="HelpTip  {===}  记录日期"/><meta:property meta:property-value="DeleteProtect  {===}  TRUE"/><meta:property meta:property-value="BeenViewSecret  {===}  FALSE"/><meta:property meta:property-value="ViewSecret  {===}  FALSE"/><meta:property meta:property-value="EditProtect  {===}  FALSE"/><meta:property meta:property-value="Reserving  {===}  5"/><meta:property meta:property-value="BorderStye  {===}  0"/><meta:property meta:property-value="ListEntryUserdefName0  {===}  NecessaryFilled"/><meta:property meta:property-value="ListEntryUserdefCount  {===}  1"/></text:newcontrol-base><text:newcontrol-base text:newcontrol-name="201012141259520525_End" text:newcontrol-type="3" text:newcontrol-end="true"><meta:property meta:property-value="Printable  {===}  TRUE"/><meta:property meta:property-value="BorderEndString  {===}  」"/><meta:property meta:property-value="ShowBorder  {===}  TRUE"/><meta:property meta:property-value="BorderStartString  {===}  「"/><meta:property meta:property-value="BorderStye  {===}  0"/></text:newcontrol-base></text:p>
          </table:table-cell>
        </table:table-row>
        <table:table-row>
          <table:table-cell table:style-name="表格1.A1" office:value-type="string" table:protected="true">
            <text:p text:style-name="P15">病 案 号：</text:p>
          </table:table-cell>
          <table:table-cell table:style-name="表格1.A1" office:value-type="string">
            <text:p text:style-name="P2"><text:newcontrol-base text:newcontrol-name="201012141259090364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FALSE"/><meta:property meta:property-value="Reserving  {===}  10"/><meta:property meta:property-value="BorderStye  {===}  0"/></text:newcontrol-base><text:span text:style-name="T1">1</text:span><text:newcontrol-base text:newcontrol-name="201012141259090364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  <table:table-cell table:style-name="表格1.A1" office:value-type="string" table:protected="true">
            <text:p text:style-name="P15">科 <text:s text:c="3"/>室：</text:p>
          </table:table-cell>
          <table:table-cell table:style-name="表格1.A1" office:value-type="string">
            <text:p text:style-name="P2"><text:newcontrol-base text:newcontrol-name="201011031235070428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FALSE"/><meta:property meta:property-value="ViewSecret  {===}  FALSE"/><meta:property meta:property-value="EditProtect  {===}  TRUE"/><meta:property meta:property-value="Reserving  {===}  7"/><meta:property meta:property-value="BorderStye  {===}  0"/></text:newcontrol-base><text:span text:style-name="T1">外科</text:span><text:newcontrol-base text:newcontrol-name="201011031235070428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    </table:table-cell>
        </table:table-row>
      </table:table>
      <text:p text:style-name="Standard"/>
      <text:p text:style-name="P7"><text:newcontrol-base text:newcontrol-name="201011031235400098_Start" text:newcontrol-type="0" text:newcontrol-start="true"><meta:property meta:property-value="Printable  {===}  TRUE"/><meta:property meta:property-value="UseStubString  {===}  FALSE"/><meta:property meta:property-value="RedlineMode  {===}  "/><meta:property meta:property-value="BorderEndString  {===}  』"/><meta:property meta:property-value="ShowBorder  {===}  TRUE"/><meta:property meta:property-value="BorderStartString  {===}  『"/><meta:property meta:property-value="HelpTip  {===}  主诉"/><meta:property meta:property-value="DeleteProtect  {===}  TRUE"/><meta:property meta:property-value="StubString  {===}  Click here to input text"/><meta:property meta:property-value="ViewSecret  {===}  FALSE"/><meta:property meta:property-value="EditProtect  {===}  FALSE"/><meta:property meta:property-value="BorderStye  {===}  0"/></text:newcontrol-base><text:bookmark-start text:name="201005101548110374"/><text:bookmark-start text:name="201008221104230056"/><text:bookmark-start text:name="201005101549360871"/><text:newcontrol-base text:newcontrol-name="201011031024120986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]"/><meta:property meta:property-value="ShowBorder  {===}  FALSE"/><meta:property meta:property-value="BorderStartString  {===}  ["/><meta:property meta:property-value="HelpTip  {===}  newcontrol"/><meta:property meta:property-value="DeleteProtect  {===}  TRUE"/><meta:property meta:property-value="EditProtect  {===}  TRUE"/><meta:property meta:property-value="Reserving  {===}  31"/><meta:property meta:property-value="BorderStye  {===}  0"/></text:newcontrol-base><text:bookmark-end text:name="201005101548110374"/><text:bookmark-end text:name="201008221104230056"/><text:bookmark-end text:name="201005101549360871"/><text:span text:style-name="T1">主诉：</text:span><text:newcontrol-base text:newcontrol-name="201011031024120986_End" text:newcontrol-type="3" text:newcontrol-end="true"><meta:property meta:property-value="Printable  {===}  TRUE"/><meta:property meta:property-value="BorderEndString  {===}  ]"/><meta:property meta:property-value="ShowBorder  {===}  FALSE"/><meta:property meta:property-value="BorderStartString  {===}  ["/><meta:property meta:property-value="BorderStye  {===}  0"/></text:newcontrol-base><text:newcontrol-base text:newcontrol-name="201012141303390767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TRU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FALSE"/><meta:property meta:property-value="Reserving  {===}  5"/><meta:property meta:property-value="BorderStye  {===}  0"/><meta:property meta:property-value="ListEntryUserdefName0  {===}  NecessaryFilled"/><meta:property meta:property-value="ListEntryUserdefCount  {===}  1"/></text:newcontrol-base>因连续5天发热头痛入院治疗<text:newcontrol-base text:newcontrol-name="201012141303390767_End" text:newcontrol-type="3" text:newcontrol-end="true"><meta:property meta:property-value="Printable  {===}  TRUE"/><meta:property meta:property-value="BorderEndString  {===}  」"/><meta:property meta:property-value="ShowBorder  {===}  TRUE"/><meta:property meta:property-value="BorderStartString  {===}  「"/><meta:property meta:property-value="BorderStye  {===}  0"/></text:newcontrol-base><text:newcontrol-base text:newcontrol-name="201011031235400098_End" text:newcontrol-type="0" text:newcontrol-end="true"><meta:property meta:property-value="Printable  {===}  TRUE"/><meta:property meta:property-value="BorderEndString  {===}  』"/><meta:property meta:property-value="ShowBorder  {===}  TRUE"/><meta:property meta:property-value="BorderStartString  {===}  『"/><meta:property meta:property-value="BorderStye  {===}  0"/></text:newcontrol-base><text:newcontrol-base text:newcontrol-name="数据元1_Start" text:newcontrol-type="9" text:newcontrol-start="true"><meta:property meta:property-value="Printable  {===}  TRUE"/><meta:property meta:property-value="FormatDateTime  {===}  0"/><meta:property meta:property-value="MaxDate  {===}  0"/><meta:property meta:property-value="ControlHidden  {===}  FALSE"/><meta:property meta:property-value="UseStubString  {===}  FALSE"/><meta:property meta:property-value="IsMustFill  {===}  FALSE"/><meta:property meta:property-value="MinDate  {===}  0"/><meta:property meta:property-value="Date  {===}  20110713"/><meta:property meta:property-value="RedlineMode  {===}  "/><meta:property meta:property-value="BorderEndString  {===}  」"/><meta:property meta:property-value="ShowBorder  {===}  FALSE"/><meta:property meta:property-value="RecordInXML  {===}  TRUE"/><meta:property meta:property-value="BorderStartString  {===}  「"/><meta:property meta:property-value="HelpTip  {===}  "/><meta:property meta:property-value="DeleteProtect  {===}  FALSE"/><meta:property meta:property-value="BeenViewSecret  {===}  FALSE"/><meta:property meta:property-value="StubString  {===}    "/><meta:property meta:property-value="ViewSecret  {===}  FALSE"/><meta:property meta:property-value="EditProtect  {===}  FALSE"/><meta:property meta:property-value="MaxTime  {===}  0"/><meta:property meta:property-value="MinTime  {===}  0"/><meta:property meta:property-value="Time  {===}  0"/><meta:property meta:property-value="BorderStye  {===}  0"/></text:newcontrol-base>2011-07-13 00:00<text:newcontrol-base text:newcontrol-name="数据元1_End" text:newcontrol-type="9" text:newcontrol-end="true"><meta:property meta:property-value="Printable  {===}  TRUE"/><meta:property meta:property-value="ControlHidden  {===}  FALS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<text:p text:style-name="P7"><text:newcontrol-base text:newcontrol-name="201011031236290694_Start" text:newcontrol-type="0" text:newcontrol-start="true"><meta:property meta:property-value="Printable  {===}  TRUE"/><meta:property meta:property-value="UseStubString  {===}  FALSE"/><meta:property meta:property-value="RedlineMode  {===}  "/><meta:property meta:property-value="BorderEndString  {===}  』"/><meta:property meta:property-value="ShowBorder  {===}  TRUE"/><meta:property meta:property-value="BorderStartString  {===}  『"/><meta:property meta:property-value="HelpTip  {===}  现病史"/><meta:property meta:property-value="DeleteProtect  {===}  FALSE"/><meta:property meta:property-value="StubString  {===}  Click here to input text"/><meta:property meta:property-value="ViewSecret  {===}  FALSE"/><meta:property meta:property-value="EditProtect  {===}  FALSE"/><meta:property meta:property-value="BorderStye  {===}  0"/></text:newcontrol-base><text:bookmark-start text:name="201005101558070525"/><text:span text:style-name="T2">现病史：</text:span>患者于<text:newcontrol-base text:newcontrol-name="201012141304520054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1001"/><meta:property meta:property-value="DecimalDigits  {===}  0"/><meta:property meta:property-value="RedlineMode  {===}  "/><meta:property meta:property-value="MiniMum  {===}  1"/><meta:property meta:property-value="BorderEndString  {===}  ]"/><meta:property meta:property-value="ShowBorder  {===}  TRUE"/><meta:property meta:property-value="ListEntryUserdefValue0  {===}  FALSE"/><meta:property meta:property-value="BorderStartString  {===}  ["/><meta:property meta:property-value="HelpTip  {===}  天数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ViewSecret  {===}  FALSE"/><meta:property meta:property-value="EditProtect  {===}  FALSE"/><meta:property meta:property-value="MumUnit  {===}  "/><meta:property meta:property-value="Reserving  {===}  37"/><meta:property meta:property-value="BorderStye  {===}  0"/><meta:property meta:property-value="ListEntryUserdefName0  {===}  NecessaryFilled"/><meta:property meta:property-value="ListEntryUserdefCount  {===}  1"/></text:newcontrol-base><text:span text:style-name="T1">5</text:span><text:newcontrol-base text:newcontrol-name="201012141304520054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<text:newcontrol-base text:newcontrol-name="201012141304580592_Start" text:newcontrol-type="1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ListEntryValue2  {===}  2"/><meta:property meta:property-value="ListEntryValue3  {===}  3"/><meta:property meta:property-value="ListEntryValue4  {===}  4"/><meta:property meta:property-value="BorderEndString  {===}  ]"/><meta:property meta:property-value="ShowBorder  {===}  TRUE"/><meta:property meta:property-value="ListEntryCount  {===}  5"/><meta:property meta:property-value="BorderStartString  {===}  [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ListEntryName0  {===}  小时"/><meta:property meta:property-value="EditProtect  {===}  FALSE"/><meta:property meta:property-value="ListEntryName1  {===}  天"/><meta:property meta:property-value="ListEntryName2  {===}  周"/><meta:property meta:property-value="ListEntryName3  {===}  月"/><meta:property meta:property-value="ListEntryName4  {===}  年"/><meta:property meta:property-value="Reserving  {===}  18 小时~天~周~月~年"/><meta:property meta:property-value="BorderStye  {===}  0"/></text:newcontrol-base><text:span text:style-name="T1">天</text:span><text:newcontrol-base text:newcontrol-name="201012141304580592_End" text:newcontrol-type="1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前出现<text:newcontrol-base text:newcontrol-name="201012141244480290_Start" text:newcontrol-type="1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ListEntryValue2  {===}  2"/><meta:property meta:property-value="ListEntryValue3  {===}  3"/><meta:property meta:property-value="ListEntryValue4  {===}  4"/><meta:property meta:property-value="BorderEndString  {===}  」"/><meta:property meta:property-value="ListEntryValue5  {===}  5"/><meta:property meta:property-value="ShowBorder  {===}  TRUE"/><meta:property meta:property-value="ListEntryCount  {===}  6"/><meta:property meta:property-value="ListEntryUserdefValue0  {===}  名称"/><meta:property meta:property-value="ListEntryUserdefValue1  {===}  FALSE"/><meta:property meta:property-value="BorderStartString  {===}  「"/><meta:property meta:property-value="HelpTip  {===}  常见症状名称"/><meta:property meta:property-value="DeleteProtect  {===}  TRUE"/><meta:property meta:property-value="BeenViewSecret  {===}  FALSE"/><meta:property meta:property-value="ViewSecret  {===}  FALSE"/><meta:property meta:property-value="ListEntryName0  {===}  感染性发热"/><meta:property meta:property-value="EditProtect  {===}  FALSE"/><meta:property meta:property-value="ListEntryName1  {===}  非感染性发热"/><meta:property meta:property-value="ListEntryName2  {===}  脱水热"/><meta:property meta:property-value="ListEntryName3  {===}  药物热"/><meta:property meta:property-value="ListEntryName4  {===}  功能性低热"/><meta:property meta:property-value="ListEntryName5  {===}  不明原因发热"/><meta:property meta:property-value="Reserving  {===}  20 感染性发热~非感染性发热~脱水热~药物热~功能性低热~不明原因发热"/><meta:property meta:property-value="BorderStye  {===}  0"/><meta:property meta:property-value="ListEntryUserdefName0  {===}  NewControlTag"/><meta:property meta:property-value="ListEntryUserdefCount  {===}  2"/><meta:property meta:property-value="ListEntryUserdefName1  {===}  NecessaryFilled"/></text:newcontrol-base>感染性发热<text:newcontrol-base text:newcontrol-name="201012141244480290_End" text:newcontrol-type="1" text:newcontrol-end="true"><meta:property meta:property-value="Printable  {===}  TRUE"/><meta:property meta:property-value="BorderEndString  {===}  」"/><meta:property meta:property-value="ShowBorder  {===}  TRUE"/><meta:property meta:property-value="BorderStartString  {===}  「"/><meta:property meta:property-value="BorderStye  {===}  0"/></text:newcontrol-base>，自起病以来，患者精神一般，睡眠尚可，体重无明显变化，大小便正常。 <text:bookmark-end text:name="201005101558070525"/><text:newcontrol-base text:newcontrol-name="201011031236290694_End" text:newcontrol-type="0" text:newcontrol-end="true"><meta:property meta:property-value="Printable  {===}  TRUE"/><meta:property meta:property-value="BorderEndString  {===}  』"/><meta:property meta:property-value="ShowBorder  {===}  TRUE"/><meta:property meta:property-value="BorderStartString  {===}  『"/><meta:property meta:property-value="BorderStye  {===}  0"/></text:newcontrol-base></text:p>
      <text:p text:style-name="P7"><text:span text:style-name="T2">既往史：</text:span>平素，预防接种史不详，否认高血压等慢性病史，否认肝炎等传染病史，<text:bookmark-start text:name="6D7777600A3244DD9C23597C04656EE3"/><text:span text:style-name="T3">否认药物、食物过敏史</text:span><text:bookmark-end text:name="6D7777600A3244DD9C23597C04656EE3"/><text:span text:style-name="T6">，</text:span><text:bookmark-start text:name="DCA6817C2FBC4BD5B17DA60825F8E2BB"/><text:span text:style-name="T6">否认外伤史</text:span><text:bookmark-end text:name="DCA6817C2FBC4BD5B17DA60825F8E2BB"/><text:span text:style-name="T6">，</text:span><text:bookmark-start text:name="23D82D786AED474A8F4491573DA8AA60"/><text:span text:style-name="T6">否认手术史</text:span><text:bookmark-end text:name="23D82D786AED474A8F4491573DA8AA60"/><text:span text:style-name="T6">，</text:span><text:bookmark-start text:name="C6405491D48F4604B8DB502E1AC3EB29"/><text:span text:style-name="T6">否认输血史</text:span><text:bookmark-end text:name="C6405491D48F4604B8DB502E1AC3EB29"/><text:span text:style-name="T6">。</text:span></text:p>
      <text:p text:style-name="P8"><text:bookmark-start text:name="D038F97DB75E477C8D5AF80A8F263E86"/><text:span text:style-name="T2">个人史：</text:span><text:span text:style-name="T6">原籍出生长大，无外地居住史</text:span><text:bookmark-end text:name="D038F97DB75E477C8D5AF80A8F263E86"/><text:span text:style-name="T6">，</text:span><text:bookmark-start text:name="8552DF61AB234E23B3F146A91140BF16"/><text:span text:style-name="T6">无疫区居住史</text:span><text:bookmark-end text:name="8552DF61AB234E23B3F146A91140BF16"/><text:span text:style-name="T6">，</text:span><text:bookmark-start text:name="657B9669F3514D9F8D5668981BD1D2A2"/><text:span text:style-name="T6">无疫水、疫源接触史</text:span><text:bookmark-end text:name="657B9669F3514D9F8D5668981BD1D2A2"/><text:span text:style-name="T6">。</text:span><text:bookmark-start text:name="3941A42A3173483AAA8AFA46BB5B6DFB"/><text:span text:style-name="T6">无吸烟史</text:span><text:bookmark-end text:name="3941A42A3173483AAA8AFA46BB5B6DFB"/><text:span text:style-name="T6">，</text:span><text:bookmark-start text:name="3EC04827919F4CCFB55C8C7FB4865791"/><text:span text:style-name="T6">无嗜酒史</text:span><text:bookmark-end text:name="3EC04827919F4CCFB55C8C7FB4865791"/><text:span text:style-name="T6">，</text:span><text:newcontrol-base text:newcontrol-name="201012141308370623_Start" text:newcontrol-type="1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BorderEndString  {===}  ]"/><meta:property meta:property-value="ShowBorder  {===}  TRUE"/><meta:property meta:property-value="ListEntryCount  {===}  2"/><meta:property meta:property-value="BorderStartString  {===}  ["/><meta:property meta:property-value="HelpTip  {===}  冶游史"/><meta:property meta:property-value="DeleteProtect  {===}  FALSE"/><meta:property meta:property-value="BeenViewSecret  {===}  FALSE"/><meta:property meta:property-value="ViewSecret  {===}  FALSE"/><meta:property meta:property-value="ListEntryName0  {===}  无冶游史"/><meta:property meta:property-value="EditProtect  {===}  FALSE"/><meta:property meta:property-value="ListEntryName1  {===}  有冶游史"/><meta:property meta:property-value="Reserving  {===}  17 无冶游史~有冶游史"/><meta:property meta:property-value="BorderStye  {===}  0"/></text:newcontrol-base><text:span text:style-name="T7">有冶游史</text:span><text:newcontrol-base text:newcontrol-name="201012141308370623_End" text:newcontrol-type="1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<text:span text:style-name="T6">，</text:span><text:bookmark-start text:name="6F53F7EF1E1B42B29099158052C7895E"/><text:span text:style-name="T3">无放射性物质、毒物接触史</text:span><text:bookmark-end text:name="6F53F7EF1E1B42B29099158052C7895E"/><text:span text:style-name="T3">。</text:span></text:p>
      <text:p text:style-name="P8"><text:bookmark-start text:name="8934027548B54D85BB8AAA6A372E6ABC"/><text:span text:style-name="T2">婚姻史：</text:span>已婚。<text:bookmark-end text:name="8934027548B54D85BB8AAA6A372E6ABC"/></text:p>
      <text:p text:style-name="P8"><text:bookmark-start text:name="039989D26A734BD6B20D7E2B943154B4"/><text:span text:style-name="T2">家族史：</text:span><text:bookmark-start text:name="ED2F2D1FF327474692798863F8BFD7CC"/><text:span text:style-name="T8">家族中无相关疾病记载，否认家族中有传染病及遗传病等病史。</text:span><text:bookmark-end text:name="039989D26A734BD6B20D7E2B943154B4"/><text:bookmark-end text:name="ED2F2D1FF327474692798863F8BFD7CC"/></text:p>
      <text:p text:style-name="P9"><text:span text:style-name="T8"><text:s/></text:span><text:span text:style-name="T9">体 <text:s/>格 <text:s/>检 <text:s/>查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row>
          <table:table-cell table:style-name="表格2.A1" office:value-type="string">
            <text:p text:style-name="P4">T：</text:p>
          </table:table-cell>
          <table:table-cell table:style-name="表格2.A1" office:value-type="string">
            <text:p text:style-name="Table_20_Contents"><text:s/><text:newcontrol-base text:newcontrol-name="201012141247540302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50"/><meta:property meta:property-value="DecimalDigits  {===}  1"/><meta:property meta:property-value="RedlineMode  {===}  "/><meta:property meta:property-value="MiniMum  {===}  30"/><meta:property meta:property-value="BorderEndString  {===}  ]"/><meta:property meta:property-value="ShowBorder  {===}  TRUE"/><meta:property meta:property-value="ListEntryUserdefValue0  {===}  0"/><meta:property meta:property-value="ListEntryUserdefValue1  {===}  1"/><meta:property meta:property-value="ListEntryUserdefValue2  {===}  数字"/><meta:property meta:property-value="ListEntryUserdefValue3  {===}  FALSE"/><meta:property meta:property-value="BorderStartString  {===}  ["/><meta:property meta:property-value="HelpTip  {===}  体温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StubString  {===}  Click here to input text"/><meta:property meta:property-value="ViewSecret  {===}  FALSE"/><meta:property meta:property-value="EditProtect  {===}  FALSE"/><meta:property meta:property-value="MumUnit  {===}  ℃"/><meta:property meta:property-value="Reserving  {===}  37"/><meta:property meta:property-value="BorderStye  {===}  0"/><meta:property meta:property-value="ListEntryUserdefName0  {===}  NumBoxMaxValue"/><meta:property meta:property-value="ListEntryUserdefCount  {===}  4"/><meta:property meta:property-value="ListEntryUserdefName1  {===}  NumBoxMinValue"/><meta:property meta:property-value="ListEntryUserdefName2  {===}  NewControlTag"/><meta:property meta:property-value="ListEntryUserdefName3  {===}  NecessaryFilled"/></text:newcontrol-base>37.5℃<text:newcontrol-base text:newcontrol-name="201012141247540302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 <text:s text:c="4"/></text:p>
          </table:table-cell>
          <table:table-cell table:style-name="表格2.A1" office:value-type="string">
            <text:p text:style-name="P4">P：</text:p>
          </table:table-cell>
          <table:table-cell table:style-name="表格2.A1" office:value-type="string">
            <text:p text:style-name="P3"><text:newcontrol-base text:newcontrol-name="201012141252520775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150"/><meta:property meta:property-value="DecimalDigits  {===}  0"/><meta:property meta:property-value="RedlineMode  {===}  "/><meta:property meta:property-value="MiniMum  {===}  30"/><meta:property meta:property-value="BorderEndString  {===}  ]"/><meta:property meta:property-value="ShowBorder  {===}  TRUE"/><meta:property meta:property-value="ListEntryUserdefValue0  {===}  FALSE"/><meta:property meta:property-value="ListEntryUserdefValue1  {===}  脉搏"/><meta:property meta:property-value="BorderStartString  {===}  ["/><meta:property meta:property-value="HelpTip  {===}  脉搏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StubString  {===}  Click here to input text"/><meta:property meta:property-value="ViewSecret  {===}  FALSE"/><meta:property meta:property-value="EditProtect  {===}  FALSE"/><meta:property meta:property-value="MumUnit  {===}  次/分"/><meta:property meta:property-value="Reserving  {===}  37"/><meta:property meta:property-value="BorderStye  {===}  0"/><meta:property meta:property-value="ListEntryUserdefName0  {===}  NecessaryFilled"/><meta:property meta:property-value="ListEntryUserdefCount  {===}  2"/><meta:property meta:property-value="ListEntryUserdefName1  {===}  NewControlTag"/></text:newcontrol-base><text:span text:style-name="T1">75次/分</text:span><text:newcontrol-base text:newcontrol-name="201012141252520775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</text:p>
          </table:table-cell>
          <table:table-cell table:style-name="表格2.A1" office:value-type="string">
            <text:p text:style-name="P4">R：</text:p>
          </table:table-cell>
          <table:table-cell table:style-name="表格2.A1" office:value-type="string">
            <text:p text:style-name="P3"><text:newcontrol-base text:newcontrol-name="201012141254030014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1001"/><meta:property meta:property-value="DecimalDigits  {===}  0"/><meta:property meta:property-value="RedlineMode  {===}  "/><meta:property meta:property-value="MiniMum  {===}  1"/><meta:property meta:property-value="BorderEndString  {===}  ]"/><meta:property meta:property-value="ShowBorder  {===}  TRUE"/><meta:property meta:property-value="ListEntryUserdefValue0  {===}  FALSE"/><meta:property meta:property-value="BorderStartString  {===}  ["/><meta:property meta:property-value="HelpTip  {===}  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StubString  {===}  Click here to input text"/><meta:property meta:property-value="ViewSecret  {===}  FALSE"/><meta:property meta:property-value="EditProtect  {===}  FALSE"/><meta:property meta:property-value="MumUnit  {===}  次/分"/><meta:property meta:property-value="Reserving  {===}  37"/><meta:property meta:property-value="BorderStye  {===}  0"/><meta:property meta:property-value="ListEntryUserdefName0  {===}  NecessaryFilled"/><meta:property meta:property-value="ListEntryUserdefCount  {===}  1"/></text:newcontrol-base>1次/分<text:newcontrol-base text:newcontrol-name="201012141254030014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</text:p>
          </table:table-cell>
          <table:table-cell table:style-name="表格2.A1" office:value-type="string">
            <text:p text:style-name="P4">BP：</text:p>
          </table:table-cell>
          <table:table-cell table:style-name="表格2.A1" office:value-type="string">
            <text:p text:style-name="Table_20_Contents"><text:s/><text:newcontrol-base text:newcontrol-name="201012141254130761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1001"/><meta:property meta:property-value="DecimalDigits  {===}  0"/><meta:property meta:property-value="RedlineMode  {===}  "/><meta:property meta:property-value="MiniMum  {===}  1"/><meta:property meta:property-value="BorderEndString  {===}  ]"/><meta:property meta:property-value="ShowBorder  {===}  TRUE"/><meta:property meta:property-value="BorderStartString  {===}  ["/><meta:property meta:property-value="HelpTip  {===}  数字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ViewSecret  {===}  FALSE"/><meta:property meta:property-value="EditProtect  {===}  FALSE"/><meta:property meta:property-value="MumUnit  {===}  "/><meta:property meta:property-value="Reserving  {===}  37"/><meta:property meta:property-value="BorderStye  {===}  0"/></text:newcontrol-base>1<text:newcontrol-base text:newcontrol-name="201012141254130761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/ <text:newcontrol-base text:newcontrol-name="201012141254200814_Start" text:newcontrol-type="4" text:newcontrol-start="true"><meta:property meta:property-value="Printable  {===}  TRUE"/><meta:property meta:property-value="UseStubString  {===}  TRUE"/><meta:property meta:property-value="AvailableMax  {===}  TRUE"/><meta:property meta:property-value="MaxiMum  {===}  1001"/><meta:property meta:property-value="DecimalDigits  {===}  0"/><meta:property meta:property-value="RedlineMode  {===}  "/><meta:property meta:property-value="MiniMum  {===}  1"/><meta:property meta:property-value="BorderEndString  {===}  ]"/><meta:property meta:property-value="ShowBorder  {===}  TRUE"/><meta:property meta:property-value="BorderStartString  {===}  ["/><meta:property meta:property-value="HelpTip  {===}  数字"/><meta:property meta:property-value="MumType  {===}  1"/><meta:property meta:property-value="DeleteProtect  {===}  FALSE"/><meta:property meta:property-value="AvailableMin  {===}  TRUE"/><meta:property meta:property-value="BeenViewSecret  {===}  FALSE"/><meta:property meta:property-value="ViewSecret  {===}  FALSE"/><meta:property meta:property-value="EditProtect  {===}  FALSE"/><meta:property meta:property-value="MumUnit  {===}  "/><meta:property meta:property-value="Reserving  {===}  37"/><meta:property meta:property-value="BorderStye  {===}  0"/></text:newcontrol-base>1<text:newcontrol-base text:newcontrol-name="201012141254200814_End" text:newcontrol-type="4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 mmHg</text:p>
          </table:table-cell>
        </table:table-row>
      </table:table>
      <text:p text:style-name="P10"><text:span text:style-name="T9">一般情况：</text:span><text:span text:style-name="T10">发育正常，</text:span><text:newcontrol-base text:newcontrol-name="201012141254360709_Start" text:newcontrol-type="1" text:newcontrol-start="true"><meta:property meta:property-value="Printable  {===}  TRUE"/><meta:property meta:property-value="UseStubString  {===}  TRUE"/><meta:property meta:property-value="RedlineMode  {===}  "/><meta:property meta:property-value="ListEntryValue0  {===}  0"/><meta:property meta:property-value="ListEntryValue1  {===}  1"/><meta:property meta:property-value="ListEntryValue2  {===}  2"/><meta:property meta:property-value="ListEntryValue3  {===}  3"/><meta:property meta:property-value="BorderEndString  {===}  ]"/><meta:property meta:property-value="ShowBorder  {===}  TRUE"/><meta:property meta:property-value="ListEntryCount  {===}  4"/><meta:property meta:property-value="BorderStartString  {===}  [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ListEntryName0  {===}  超高热"/><meta:property meta:property-value="EditProtect  {===}  FALSE"/><meta:property meta:property-value="ListEntryName1  {===}  高热"/><meta:property meta:property-value="ListEntryName2  {===}  中度热"/><meta:property meta:property-value="ListEntryName3  {===}  低热"/><meta:property meta:property-value="Reserving  {===}  21 超高热~高热~中度热~低热"/><meta:property meta:property-value="BorderStye  {===}  0"/></text:newcontrol-base>发热程度<text:newcontrol-base text:newcontrol-name="201012141254360709_End" text:newcontrol-type="1" text:newcontrol-end="true"><meta:property meta:property-value="Printable  {===}  TRUE"/><meta:property meta:property-value="BorderEndString  {===}  ]"/><meta:property meta:property-value="ShowBorder  {===}  TRUE"/><meta:property meta:property-value="BorderStartString  {===}  ["/><meta:property meta:property-value="BorderStye  {===}  0"/></text:newcontrol-base>，神志清楚。</text:p>
      <text:p text:style-name="P11"><text:bookmark-start text:name="376846B42E0F4EB2881267C8EF2F9B96"/><text:span text:style-name="T11">皮肤黏膜：</text:span><text:span text:style-name="T12">全身皮肤黏膜正常，无黄染，弹性良好，无出血点、水肿、皮疹、紫癜、蜘蛛痣。</text:span><text:bookmark-end text:name="376846B42E0F4EB2881267C8EF2F9B96"/></text:p>
      <text:p text:style-name="P11"><text:bookmark-start text:name="BFFA150CDA53408A9B598FBF036C8B1F"/><text:span text:style-name="T11">浅表淋巴结：</text:span><text:span text:style-name="T12">全身浅表淋巴结无肿大。</text:span><text:bookmark-end text:name="BFFA150CDA53408A9B598FBF036C8B1F"/></text:p>
      <text:p text:style-name="P8"><text:span text:style-name="T2">肛门：</text:span>未查。</text:p>
      <text:p text:style-name="P8"><text:span text:style-name="T2">外生殖器：</text:span>未查。</text:p>
      <text:p text:style-name="P14"><text:span text:style-name="T11">神经</text:span><text:span text:style-name="T4">系统：</text:span><text:span text:style-name="T5">生理反射存在，病理反射未引出。</text:span></text:p>
      <text:p text:style-name="P13"><text:soft-page-break/>辅助检查：</text:p>
      <text:p text:style-name="P12"/>
      <text:p text:style-name="P8"><draw:frame draw:style-name="fr1" draw:name="对象1" text:anchor-type="as-char" svg:width="12.966cm" svg:height="6.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bookmark-start text:name="a2"/><text:newcontrol-base text:newcontrol-name="201011031052530799_Start" text:newcontrol-type="0" text:newcontrol-start="true"><meta:property meta:property-value="Printable  {===}  TRUE"/><meta:property meta:property-value="UseStubString  {===}  TRUE"/><meta:property meta:property-value="RedlineMode  {===}  "/><meta:property meta:property-value="BorderEndString  {===}  』"/><meta:property meta:property-value="ShowBorder  {===}  TRUE"/><meta:property meta:property-value="BorderStartString  {===}  『"/><meta:property meta:property-value="HelpTip  {===}  签名段落"/><meta:property meta:property-value="DeleteProtect  {===}  TRUE"/><meta:property meta:property-value="StubString  {===}  Click here to input text"/><meta:property meta:property-value="ViewSecret  {===}  FALSE"/><meta:property meta:property-value="EditProtect  {===}  FALSE"/><meta:property meta:property-value="BorderStye  {===}  0"/></text:newcontrol-base><text:bookmark-end text:name="a2"/>医生签名：<text:newcontrol-base text:newcontrol-name="201012141255050045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TRUE"/><meta:property meta:property-value="Reserving  {===}  33"/><meta:property meta:property-value="BorderStye  {===}  0"/></text:newcontrol-base>王五<text:newcontrol-base text:newcontrol-name="201012141255050045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text:newcontrol-base text:newcontrol-name="201011031052530799_End" text:newcontrol-type="0" text:newcontrol-end="true"><meta:property meta:property-value="Printable  {===}  TRUE"/><meta:property meta:property-value="BorderEndString  {===}  』"/><meta:property meta:property-value="ShowBorder  {===}  TRUE"/><meta:property meta:property-value="BorderStartString  {===}  『"/><meta:property meta:property-value="BorderStye  {===}  0"/></text:newcontrol-base></text:p>
      <text:p text:style-name="P16"><text:date style:data-style-name="N76" text:date-value="2010-05-10T16:31:23.93" text:fixed="true">2010年5月10日</text:date><text:time style:data-style-name="N41" text:time-value="2010-05-10T16:31:35.53" text:fixed="true">16:31:36</text:ti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黑体" svg:font-family="黑体" style:font-family-generic="modern" style:font-pitch="fixed"/>
    <style:font-face style:name="宋体" svg:font-family="宋体" style:font-pitch="variable"/>
    <style:font-face style:name="宋体2" svg:font-family="宋体, SimSu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lr-tb"/>
      <style:text-properties style:use-window-font-color="true" style:font-name="Times New Roman" fo:font-size="10.5pt" fo:language="en" fo:country="US" style:letter-kerning="true" style:font-name-asian="宋体1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punctuation-wrap="simple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109cm" fo:text-align="center" style:justify-single-word="false" fo:keep-together="always" fo:keep-with-next="always" style:punctuation-wrap="simple"/>
      <style:text-properties style:font-name="Arial" fo:font-size="16pt" fo:font-weight="bold" style:font-name-asian="宋体1" style:font-size-asian="16pt" style:font-weight-asian="bold" style:font-name-complex="Tahoma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.5pt" fo:font-style="italic" style:font-size-asian="10.5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  <style:text-properties style:letter-kerning="true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weight="bold" style:letter-kerning="true" style:font-weight-asian="bold" style:font-weight-complex="bold"/>
    </style:style>
    <style:style style:name="Header" style:family="paragraph" style:parent-style-name="Standard" style:class="extra">
      <style:paragraph-properties fo:padding="0cm" fo:border-left="none" fo:border-right="none" fo:border-top="none" fo:border-bottom="0.026cm solid #000000"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  <style:text-properties style:letter-kerning="true"/>
    </style:style>
    <style:style style:name="Illustration" style:family="paragraph" style:parent-style-name="Caption" style:class="extra">
      <style:text-properties style:letter-kerning="true"/>
    </style:style>
    <style:style style:name="Frame_20_contents" style:display-name="Frame contents" style:family="paragraph" style:parent-style-name="Text_20_body" style:class="extra">
      <style:text-properties style:letter-kerning="true"/>
    </style:style>
    <style:style style:name="Line_20_numbering" style:display-name="Line numbering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9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restart-on-page="true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008000" style:layout-grid-lines="44" style:layout-grid-base-height="0.55cm" style:layout-grid-ruby-height="0cm" style:layout-grid-mode="line" style:layout-grid-ruby-below="false" style:layout-grid-print="false" style:layout-grid-display="false" style:layout-grid-line-style="1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008000" style:layout-grid-lines="44" style:layout-grid-base-height="0.55cm" style:layout-grid-ruby-height="0cm" style:layout-grid-mode="line" style:layout-grid-ruby-below="false" style:layout-grid-print="false" style:layout-grid-display="false" style:layout-grid-line-style="1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1.499cm"/>
      </style:header-style>
      <style:footer-style/>
    </style:page-layout>
  </office:automatic-styles>
  <office:master-styles>
    <style:master-page style:name="Standard" style:page-layout-name="Mpm1"/>
    <style:master-page style:name="自定义1" style:page-layout-name="Mpm2">
      <style:header>
        <text:p text:style-name="MP1"><text:s/>姓名：<text:newcontrol-base text:newcontrol-name="201012141255520414_Start" text:newcontrol-type="3" text:newcontrol-start="true"><meta:property meta:property-value="Printable  {===}  TRUE"/><meta:property meta:property-value="SecretText  {===}  张强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ListEntryUserdefValue0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TRUE"/><meta:property meta:property-value="EditProtect  {===}  TRUE"/><meta:property meta:property-value="Reserving  {===}  6"/><meta:property meta:property-value="BorderStye  {===}  0"/><meta:property meta:property-value="ListEntryUserdefName0  {===}  NecessaryFilled"/><meta:property meta:property-value="ListEntryUserdefCount  {===}  1"/></text:newcontrol-base>张强<text:newcontrol-base text:newcontrol-name="201012141255520414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 <text:s text:c="2"/>病案号：<text:newcontrol-base text:newcontrol-name="201012141256050863_Start" text:newcontrol-type="3" text:newcontrol-start="true"><meta:property meta:property-value="Printable  {===}  TRUE"/><meta:property meta:property-value="UseStubString  {===}  TRUE"/><meta:property meta:property-value="RedlineMode  {===}  "/><meta:property meta:property-value="BorderEndString  {===}  」"/><meta:property meta:property-value="ShowBorder  {===}  FALSE"/><meta:property meta:property-value="BorderStartString  {===}  「"/><meta:property meta:property-value="HelpTip  {===}  "/><meta:property meta:property-value="DeleteProtect  {===}  TRUE"/><meta:property meta:property-value="BeenViewSecret  {===}  FALSE"/><meta:property meta:property-value="ViewSecret  {===}  FALSE"/><meta:property meta:property-value="EditProtect  {===}  TRUE"/><meta:property meta:property-value="Reserving  {===}  10"/><meta:property meta:property-value="BorderStye  {===}  0"/></text:newcontrol-base>1<text:newcontrol-base text:newcontrol-name="201012141256050863_End" text:newcontrol-type="3" text:newcontrol-end="true"><meta:property meta:property-value="Printable  {===}  TRUE"/><meta:property meta:property-value="BorderEndString  {===}  」"/><meta:property meta:property-value="ShowBorder  {===}  FALSE"/><meta:property meta:property-value="BorderStartString  {===}  「"/><meta:property meta:property-value="BorderStye  {===}  0"/></text:newcontrol-bas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ng.liu </meta:initial-creator>
    <meta:company>cs2c</meta:company>
    <meta:creation-date>2010-04-28T16:14:58.46</meta:creation-date>
    <dc:date>2011-07-14T13:11:15.28</dc:date>
    <meta:editing-duration>PT00H00M48S</meta:editing-duration>
    <meta:editing-cycles>3</meta:editing-cycles>
    <meta:generator>病历通/3.0$Win32 OpenOffice.org_project/320dev6-base$Build-1</meta:generator>
    <dc:creator>王五 </dc:creator>
    <meta:document-statistic meta:table-count="2" meta:image-count="0" meta:object-count="1" meta:page-count="2" meta:paragraph-count="52" meta:word-count="273" meta:character-count="642"/>
    <meta:user-defined meta:name="Protect">FALSE</meta:user-defined>
    <meta:user-defined meta:name="信息 1"/>
    <meta:user-defined meta:name="信息 3"/>
    <meta:user-defined meta:name="信息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2.302cm" svg:height="5.423cm" svg:x="0.473cm" svg:y="-0.257cm">
          <draw:image xlink:href="Pictures/10000000000001D1000000CDF4BB4F33.jp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